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64mm"/>
    </style:style>
    <style:style style:name="co3" style:family="table-column">
      <style:table-column-properties fo:break-before="auto" style:column-width="9.79mm"/>
    </style:style>
    <style:style style:name="co4" style:family="table-column">
      <style:table-column-properties fo:break-before="auto" style:column-width="9.01mm"/>
    </style:style>
    <style:style style:name="co5" style:family="table-column">
      <style:table-column-properties fo:break-before="auto" style:column-width="13.92mm"/>
    </style:style>
    <style:style style:name="co6" style:family="table-column">
      <style:table-column-properties fo:break-before="auto" style:column-width="14.11mm"/>
    </style:style>
    <style:style style:name="co7" style:family="table-column">
      <style:table-column-properties fo:break-before="auto" style:column-width="11.17mm"/>
    </style:style>
    <style:style style:name="co8" style:family="table-column">
      <style:table-column-properties fo:break-before="auto" style:column-width="19.79mm"/>
    </style:style>
    <style:style style:name="co9" style:family="table-column">
      <style:table-column-properties fo:break-before="auto" style:column-width="18.22mm"/>
    </style:style>
    <style:style style:name="co10" style:family="table-column">
      <style:table-column-properties fo:break-before="auto" style:column-width="17.25mm"/>
    </style:style>
    <style:style style:name="co11" style:family="table-column">
      <style:table-column-properties fo:break-before="auto" style:column-width="18.36mm"/>
    </style:style>
    <style:style style:name="co12" style:family="table-column">
      <style:table-column-properties fo:break-before="auto" style:column-width="13.3mm"/>
    </style:style>
    <style:style style:name="co13" style:family="table-column">
      <style:table-column-properties fo:break-before="auto" style:column-width="8.11mm"/>
    </style:style>
    <style:style style:name="co14" style:family="table-column">
      <style:table-column-properties fo:break-before="auto" style:column-width="15.82mm"/>
    </style:style>
    <style:style style:name="co15" style:family="table-column">
      <style:table-column-properties fo:break-before="auto" style:column-width="1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1" style:family="table-cell" style:parent-style-name="Default">
      <style:table-cell-properties fo:background-color="#dcffdc"/>
    </style:style>
    <style:style style:name="ce12" style:family="table-cell" style:parent-style-name="Default" style:data-style-name="N3">
      <style:table-cell-properties fo:background-color="#fff200"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b8ffb8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Default"/>
        <table:table-column table:style-name="co1" table:default-cell-style-name="ce13"/>
        <table:table-row table:style-name="ro1">
          <table:table-cell table:style-name="ce11" office:value-type="string" calcext:value-type="string">
            <text:p>Paquets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string" calcext:value-type="string">
            <text:p>window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string" calcext:value-type="string">
            <text:p>polyord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Efficacité</text:p>
          </table:table-cell>
          <table:table-cell table:style-name="ce12" office:value-type="float" office:value="37.8" calcext:value-type="float">
            <text:p>38</text:p>
          </table:table-cell>
        </table:table-row>
        <table:table-row table:style-name="ro1">
          <table:table-cell table:style-name="ce11" office:value-type="string" calcext:value-type="string">
            <text:p>Paquets</text:p>
          </table:table-cell>
          <table:table-cell table:style-name="ce11" office:value-type="float" office:value="251" calcext:value-type="float">
            <text:p>251</text:p>
          </table:table-cell>
          <table:table-cell table:style-name="ce11" office:value-type="string" calcext:value-type="string">
            <text:p>window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string" calcext:value-type="string">
            <text:p>polyorder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Efficacité</text:p>
          </table:table-cell>
          <table:table-cell table:style-name="ce12" office:value-type="float" office:value="35.9" calcext:value-type="float">
            <text:p>36</text:p>
          </table:table-cell>
        </table:table-row>
        <table:table-row table:style-name="ro1">
          <table:table-cell table:style-name="ce11" office:value-type="string" calcext:value-type="string">
            <text:p>Paquets</text:p>
          </table:table-cell>
          <table:table-cell table:style-name="ce11" office:value-type="float" office:value="251" calcext:value-type="float">
            <text:p>251</text:p>
          </table:table-cell>
          <table:table-cell table:style-name="ce11" office:value-type="string" calcext:value-type="string">
            <text:p>window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string" calcext:value-type="string">
            <text:p>polyord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Efficacité</text:p>
          </table:table-cell>
          <table:table-cell table:style-name="ce12" office:value-type="float" office:value="35.8" calcext:value-type="float">
            <text:p>36</text:p>
          </table:table-cell>
        </table:table-row>
        <table:table-row table:style-name="ro1">
          <table:table-cell table:style-name="ce11" office:value-type="string" calcext:value-type="string">
            <text:p>Paquets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string" calcext:value-type="string">
            <text:p>window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string" calcext:value-type="string">
            <text:p>polyorder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Efficacité</text:p>
          </table:table-cell>
          <table:table-cell table:style-name="ce12" office:value-type="float" office:value="35.7" calcext:value-type="float">
            <text:p>36</text:p>
          </table:table-cell>
        </table:table-row>
        <table:table-row table:style-name="ro1">
          <table:table-cell table:style-name="ce11" office:value-type="string" calcext:value-type="string">
            <text:p>Paquets</text:p>
          </table:table-cell>
          <table:table-cell table:style-name="ce11" office:value-type="float" office:value="151" calcext:value-type="float">
            <text:p>151</text:p>
          </table:table-cell>
          <table:table-cell table:style-name="ce11" office:value-type="string" calcext:value-type="string">
            <text:p>window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string" calcext:value-type="string">
            <text:p>polyord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Efficacité</text:p>
          </table:table-cell>
          <table:table-cell table:style-name="ce12" office:value-type="float" office:value="35.1" calcext:value-type="float">
            <text:p>35</text:p>
          </table:table-cell>
        </table:table-row>
        <table:table-row table:style-name="ro1">
          <table:table-cell table:style-name="ce11" office:value-type="string" calcext:value-type="string">
            <text:p>Paquets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string" calcext:value-type="string">
            <text:p>window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string" calcext:value-type="string">
            <text:p>polyord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Efficacité</text:p>
          </table:table-cell>
          <table:table-cell table:style-name="ce12" office:value-type="float" office:value="35" calcext:value-type="float">
            <text:p>35</text:p>
          </table:table-cell>
        </table:table-row>
        <table:table-row table:style-name="ro1">
          <table:table-cell table:style-name="ce11" office:value-type="string" calcext:value-type="string">
            <text:p>Paquets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string" calcext:value-type="string">
            <text:p>window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string" calcext:value-type="string">
            <text:p>polyord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Efficacité</text:p>
          </table:table-cell>
          <table:table-cell table:style-name="ce12" office:value-type="float" office:value="35" calcext:value-type="float">
            <text:p>35</text:p>
          </table:table-cell>
        </table:table-row>
        <table:table-row table:style-name="ro1">
          <table:table-cell table:style-name="ce11" office:value-type="string" calcext:value-type="string">
            <text:p>Paquets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string" calcext:value-type="string">
            <text:p>window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string" calcext:value-type="string">
            <text:p>polyord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Efficacité</text:p>
          </table:table-cell>
          <table:table-cell table:style-name="ce12" office:value-type="float" office:value="34.8" calcext:value-type="float">
            <text:p>35</text:p>
          </table:table-cell>
        </table:table-row>
        <table:table-row table:style-name="ro1">
          <table:table-cell table:style-name="ce11" office:value-type="string" calcext:value-type="string">
            <text:p>Paquets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string" calcext:value-type="string">
            <text:p>window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string" calcext:value-type="string">
            <text:p>polyorder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Efficacité</text:p>
          </table:table-cell>
          <table:table-cell table:style-name="ce12" office:value-type="float" office:value="34.7" calcext:value-type="float">
            <text:p>35</text:p>
          </table:table-cell>
        </table:table-row>
        <table:table-row table:style-name="ro1">
          <table:table-cell table:style-name="ce11" office:value-type="string" calcext:value-type="string">
            <text:p>Paquets</text:p>
          </table:table-cell>
          <table:table-cell table:style-name="ce11" office:value-type="float" office:value="251" calcext:value-type="float">
            <text:p>251</text:p>
          </table:table-cell>
          <table:table-cell table:style-name="ce11" office:value-type="string" calcext:value-type="string">
            <text:p>window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string" calcext:value-type="string">
            <text:p>polyorder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Efficacité</text:p>
          </table:table-cell>
          <table:table-cell table:style-name="ce12" office:value-type="float" office:value="34.7" calcext:value-type="float">
            <text:p>35</text:p>
          </table:table-cell>
        </table:table-row>
        <table:table-row table:style-name="ro1">
          <table:table-cell table:style-name="ce11" office:value-type="string" calcext:value-type="string">
            <text:p>Paquets</text:p>
          </table:table-cell>
          <table:table-cell table:style-name="ce11" office:value-type="float" office:value="151" calcext:value-type="float">
            <text:p>151</text:p>
          </table:table-cell>
          <table:table-cell table:style-name="ce11" office:value-type="string" calcext:value-type="string">
            <text:p>window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string" calcext:value-type="string">
            <text:p>polyorder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Efficacité</text:p>
          </table:table-cell>
          <table:table-cell table:style-name="ce12" office:value-type="float" office:value="34.6" calcext:value-type="float">
            <text:p>35</text:p>
          </table:table-cell>
        </table:table-row>
        <table:table-row table:style-name="ro1">
          <table:table-cell table:style-name="ce11" office:value-type="string" calcext:value-type="string">
            <text:p>Paquets</text:p>
          </table:table-cell>
          <table:table-cell table:style-name="ce11" office:value-type="float" office:value="151" calcext:value-type="float">
            <text:p>151</text:p>
          </table:table-cell>
          <table:table-cell table:style-name="ce11" office:value-type="string" calcext:value-type="string">
            <text:p>window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string" calcext:value-type="string">
            <text:p>polyorder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Efficacité</text:p>
          </table:table-cell>
          <table:table-cell table:style-name="ce12" office:value-type="float" office:value="34.5" calcext:value-type="float">
            <text:p>3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4.4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4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4.2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1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4.1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8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8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7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.7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5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.5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.3" calcext:value-type="float">
            <text:p>3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2" calcext:value-type="float">
            <text:p>3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2" calcext:value-type="float">
            <text:p>3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2" calcext:value-type="float">
            <text:p>3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1.2" calcext:value-type="float">
            <text:p>3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0.7" calcext:value-type="float">
            <text:p>3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0.6" calcext:value-type="float">
            <text:p>3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0.3" calcext:value-type="float">
            <text:p>3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0.1" calcext:value-type="float">
            <text:p>3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0.1" calcext:value-type="float">
            <text:p>3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0.1" calcext:value-type="float">
            <text:p>3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0.1" calcext:value-type="float">
            <text:p>3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9.8" calcext:value-type="float">
            <text:p>3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9.8" calcext:value-type="float">
            <text:p>3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9.7" calcext:value-type="float">
            <text:p>3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9.4" calcext:value-type="float">
            <text:p>2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9.1" calcext:value-type="float">
            <text:p>2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8.7" calcext:value-type="float">
            <text:p>2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8.6" calcext:value-type="float">
            <text:p>2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8.5" calcext:value-type="float">
            <text:p>2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8.4" calcext:value-type="float">
            <text:p>2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8.4" calcext:value-type="float">
            <text:p>2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8.3" calcext:value-type="float">
            <text:p>2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8.2" calcext:value-type="float">
            <text:p>2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7.9" calcext:value-type="float">
            <text:p>2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7.9" calcext:value-type="float">
            <text:p>2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7.7" calcext:value-type="float">
            <text:p>2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6.3" calcext:value-type="float">
            <text:p>2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6.3" calcext:value-type="float">
            <text:p>2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6.2" calcext:value-type="float">
            <text:p>2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5.9" calcext:value-type="float">
            <text:p>2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4.9" calcext:value-type="float">
            <text:p>2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4.6" calcext:value-type="float">
            <text:p>2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4.5" calcext:value-type="float">
            <text:p>2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4.2" calcext:value-type="float">
            <text:p>2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4.2" calcext:value-type="float">
            <text:p>2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3.9" calcext:value-type="float">
            <text:p>2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2.9" calcext:value-type="float">
            <text:p>2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2.8" calcext:value-type="float">
            <text:p>2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2.6" calcext:value-type="float">
            <text:p>2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2.5" calcext:value-type="float">
            <text:p>2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2.5" calcext:value-type="float">
            <text:p>2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2.5" calcext:value-type="float">
            <text:p>2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2.4" calcext:value-type="float">
            <text:p>2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2.2" calcext:value-type="float">
            <text:p>2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2.1" calcext:value-type="float">
            <text:p>2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2.1" calcext:value-type="float">
            <text:p>2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1.8" calcext:value-type="float">
            <text:p>2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1.8" calcext:value-type="float">
            <text:p>2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1.4" calcext:value-type="float">
            <text:p>2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0.9" calcext:value-type="float">
            <text:p>2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0.9" calcext:value-type="float">
            <text:p>2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.9" calcext:value-type="float">
            <text:p>2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0.8" calcext:value-type="float">
            <text:p>2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0.7" calcext:value-type="float">
            <text:p>2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0.6" calcext:value-type="float">
            <text:p>2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0.3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0.2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0.1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8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.7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7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6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.6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.6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5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.4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9.4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4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.3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2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2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9.2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1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.1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9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8.9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8.8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8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6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5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3" calcext:value-type="float">
            <text:p>1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8.2" calcext:value-type="float">
            <text:p>1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8.2" calcext:value-type="float">
            <text:p>1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1" calcext:value-type="float">
            <text:p>1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8.1" calcext:value-type="float">
            <text:p>1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7.9" calcext:value-type="float">
            <text:p>1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7.8" calcext:value-type="float">
            <text:p>1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7.6" calcext:value-type="float">
            <text:p>1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7.4" calcext:value-type="float">
            <text:p>17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7.3" calcext:value-type="float">
            <text:p>17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7.1" calcext:value-type="float">
            <text:p>17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6.5" calcext:value-type="float">
            <text:p>17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6.5" calcext:value-type="float">
            <text:p>17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6.1" calcext:value-type="float">
            <text:p>1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5.9" calcext:value-type="float">
            <text:p>1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5.8" calcext:value-type="float">
            <text:p>1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5.2" calcext:value-type="float">
            <text:p>1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4.8" calcext:value-type="float">
            <text:p>1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4.6" calcext:value-type="float">
            <text:p>1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4.5" calcext:value-type="float">
            <text:p>1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4.3" calcext:value-type="float">
            <text:p>1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4.2" calcext:value-type="float">
            <text:p>1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3.9" calcext:value-type="float">
            <text:p>1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3.8" calcext:value-type="float">
            <text:p>1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3.8" calcext:value-type="float">
            <text:p>1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3.6" calcext:value-type="float">
            <text:p>1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3.6" calcext:value-type="float">
            <text:p>1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3.3" calcext:value-type="float">
            <text:p>1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3.2" calcext:value-type="float">
            <text:p>1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2.9" calcext:value-type="float">
            <text:p>1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2.6" calcext:value-type="float">
            <text:p>1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2.6" calcext:value-type="float">
            <text:p>1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2.5" calcext:value-type="float">
            <text:p>1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2.4" calcext:value-type="float">
            <text:p>1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2.3" calcext:value-type="float">
            <text:p>1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2.2" calcext:value-type="float">
            <text:p>1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2.2" calcext:value-type="float">
            <text:p>1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1.8" calcext:value-type="float">
            <text:p>1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1.4" calcext:value-type="float">
            <text:p>1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1.3" calcext:value-type="float">
            <text:p>1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0.8" calcext:value-type="float">
            <text:p>1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0.7" calcext:value-type="float">
            <text:p>1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9.8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6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6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4" calcext:value-type="float">
            <text:p>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4" calcext:value-type="float">
            <text:p>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1" calcext:value-type="float">
            <text:p>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1" calcext:value-type="float">
            <text:p>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1" calcext:value-type="float">
            <text:p>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9.1" calcext:value-type="float">
            <text:p>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8.7" calcext:value-type="float">
            <text:p>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8.5" calcext:value-type="float">
            <text:p>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8.5" calcext:value-type="float">
            <text:p>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8.2" calcext:value-type="float">
            <text:p>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6.6" calcext:value-type="float">
            <text:p>7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6.3" calcext:value-type="float">
            <text:p>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6.3" calcext:value-type="float">
            <text:p>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6.2" calcext:value-type="float">
            <text:p>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5.9" calcext:value-type="float">
            <text:p>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5.8" calcext:value-type="float">
            <text:p>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4.8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4.6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4.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4.3" calcext:value-type="float">
            <text:p>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4.3" calcext:value-type="float">
            <text:p>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.4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.3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.2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.2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.1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9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9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8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8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8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3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3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3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3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3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3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2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2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1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1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9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.7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.6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6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6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.5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5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.4" calcext:value-type="float">
            <text:p>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.2" calcext:value-type="float">
            <text:p>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.2" calcext:value-type="float">
            <text:p>1</text:p>
          </table:table-cell>
        </table:table-row>
        <table:table-row table:style-name="ro1" table:number-rows-repeated="104829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euille2" table:style-name="ta1">
        <table:table-column table:style-name="co1" table:number-columns-repeated="11" table:default-cell-style-name="ce14"/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.6" calcext:value-type="float">
            <text:p>31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.5" calcext:value-type="float">
            <text:p>31,5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9.6" calcext:value-type="float">
            <text:p>29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9.4" calcext:value-type="float">
            <text:p>29,4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8.7" calcext:value-type="float">
            <text:p>28,7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7.8" calcext:value-type="float">
            <text:p>27,8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3.8" calcext:value-type="float">
            <text:p>23,8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8.3" calcext:value-type="float">
            <text:p>18,3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8.1" calcext:value-type="float">
            <text:p>18,1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7.3" calcext:value-type="float">
            <text:p>17,3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5.9" calcext:value-type="float">
            <text:p>15,9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5.7" calcext:value-type="float">
            <text:p>15,7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4.7" calcext:value-type="float">
            <text:p>14,7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3.6" calcext:value-type="float">
            <text:p>13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2.4" calcext:value-type="float">
            <text:p>12,4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1.3" calcext:value-type="float">
            <text:p>11,3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1.2" calcext:value-type="float">
            <text:p>11,2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9" calcext:value-type="float">
            <text:p>9,9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7" calcext:value-type="float">
            <text:p>9,7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6" calcext:value-type="float">
            <text:p>9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6" calcext:value-type="float">
            <text:p>9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6" calcext:value-type="float">
            <text:p>9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6" calcext:value-type="float">
            <text:p>9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1" calcext:value-type="float">
            <text:p>9,1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8.1" calcext:value-type="float">
            <text:p>8,1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7.6" calcext:value-type="float">
            <text:p>7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6.6" calcext:value-type="float">
            <text:p>6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6.6" calcext:value-type="float">
            <text:p>6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 table:number-rows-repeated="104852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280 tests" table:style-name="ta1"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4" table:default-cell-style-name="ce14"/>
        <table:table-column table:style-name="co2" table:number-columns-repeated="3" table:default-cell-style-name="ce14"/>
        <table:table-column table:style-name="co5" table:default-cell-style-name="ce14"/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8.9" calcext:value-type="float">
            <text:p>38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8.1" calcext:value-type="float">
            <text:p>38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7.6" calcext:value-type="float">
            <text:p>37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7.5" calcext:value-type="float">
            <text:p>37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table:style-name="ce15" office:value-type="float" office:value="301" calcext:value-type="float">
            <text:p>301</text:p>
          </table:table-cell>
          <table:table-cell table:style-name="ce15" office:value-type="string" calcext:value-type="string">
            <text:p>window</text:p>
          </table:table-cell>
          <table:table-cell table:style-name="ce15" office:value-type="float" office:value="81" calcext:value-type="float">
            <text:p>81</text:p>
          </table:table-cell>
          <table:table-cell table:style-name="ce15" office:value-type="string" calcext:value-type="string">
            <text:p>polyorder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7.4" calcext:value-type="float">
            <text:p>37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7.2" calcext:value-type="float">
            <text:p>37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6.9" calcext:value-type="float">
            <text:p>36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6.9" calcext:value-type="float">
            <text:p>36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table:style-name="ce15" office:value-type="float" office:value="301" calcext:value-type="float">
            <text:p>301</text:p>
          </table:table-cell>
          <table:table-cell table:style-name="ce15" office:value-type="string" calcext:value-type="string">
            <text:p>window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string" calcext:value-type="string">
            <text:p>polyorder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6.8" calcext:value-type="float">
            <text:p>36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table:style-name="ce15" office:value-type="float" office:value="301" calcext:value-type="float">
            <text:p>301</text:p>
          </table:table-cell>
          <table:table-cell table:style-name="ce15" office:value-type="string" calcext:value-type="string">
            <text:p>window</text:p>
          </table:table-cell>
          <table:table-cell table:style-name="ce15" office:value-type="float" office:value="61" calcext:value-type="float">
            <text:p>61</text:p>
          </table:table-cell>
          <table:table-cell table:style-name="ce15" office:value-type="string" calcext:value-type="string">
            <text:p>polyorder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6.8" calcext:value-type="float">
            <text:p>36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6.6" calcext:value-type="float">
            <text:p>36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6.5" calcext:value-type="float">
            <text:p>36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6.5" calcext:value-type="float">
            <text:p>36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6.3" calcext:value-type="float">
            <text:p>36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table:style-name="ce15" office:value-type="float" office:value="301" calcext:value-type="float">
            <text:p>301</text:p>
          </table:table-cell>
          <table:table-cell table:style-name="ce15" office:value-type="string" calcext:value-type="string">
            <text:p>window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string" calcext:value-type="string">
            <text:p>polyorder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6.3" calcext:value-type="float">
            <text:p>36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table:style-name="ce15" office:value-type="float" office:value="301" calcext:value-type="float">
            <text:p>301</text:p>
          </table:table-cell>
          <table:table-cell table:style-name="ce15" office:value-type="string" calcext:value-type="string">
            <text:p>window</text:p>
          </table:table-cell>
          <table:table-cell table:style-name="ce15" office:value-type="float" office:value="81" calcext:value-type="float">
            <text:p>81</text:p>
          </table:table-cell>
          <table:table-cell table:style-name="ce15" office:value-type="string" calcext:value-type="string">
            <text:p>polyorder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6.3" calcext:value-type="float">
            <text:p>36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6.2" calcext:value-type="float">
            <text:p>36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5.9" calcext:value-type="float">
            <text:p>35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table:style-name="ce15" office:value-type="float" office:value="301" calcext:value-type="float">
            <text:p>301</text:p>
          </table:table-cell>
          <table:table-cell table:style-name="ce15" office:value-type="string" calcext:value-type="string">
            <text:p>window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string" calcext:value-type="string">
            <text:p>polyorder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5.6" calcext:value-type="float">
            <text:p>35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5.5" calcext:value-type="float">
            <text:p>35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5.4" calcext:value-type="float">
            <text:p>35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5.4" calcext:value-type="float">
            <text:p>35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5.4" calcext:value-type="float">
            <text:p>35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5.2" calcext:value-type="float">
            <text:p>35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5.2" calcext:value-type="float">
            <text:p>35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5.1" calcext:value-type="float">
            <text:p>35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5.1" calcext:value-type="float">
            <text:p>35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5.1" calcext:value-type="float">
            <text:p>35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table:style-name="ce15" office:value-type="float" office:value="301" calcext:value-type="float">
            <text:p>301</text:p>
          </table:table-cell>
          <table:table-cell table:style-name="ce15" office:value-type="string" calcext:value-type="string">
            <text:p>window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string" calcext:value-type="string">
            <text:p>polyorder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5.1" calcext:value-type="float">
            <text:p>35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4.9" calcext:value-type="float">
            <text:p>34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table:style-name="ce15" office:value-type="float" office:value="301" calcext:value-type="float">
            <text:p>301</text:p>
          </table:table-cell>
          <table:table-cell table:style-name="ce15" office:value-type="string" calcext:value-type="string">
            <text:p>window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string" calcext:value-type="string">
            <text:p>polyorder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4.9" calcext:value-type="float">
            <text:p>34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4.8" calcext:value-type="float">
            <text:p>34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4.7" calcext:value-type="float">
            <text:p>34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4.7" calcext:value-type="float">
            <text:p>34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4.5" calcext:value-type="float">
            <text:p>34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4.5" calcext:value-type="float">
            <text:p>34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5" calcext:value-type="float">
            <text:p>34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4" calcext:value-type="float">
            <text:p>34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4.3" calcext:value-type="float">
            <text:p>34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4.3" calcext:value-type="float">
            <text:p>34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3" calcext:value-type="float">
            <text:p>34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3" calcext:value-type="float">
            <text:p>34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4.2" calcext:value-type="float">
            <text:p>34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4.2" calcext:value-type="float">
            <text:p>34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4.2" calcext:value-type="float">
            <text:p>34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4.1" calcext:value-type="float">
            <text:p>34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4.1" calcext:value-type="float">
            <text:p>34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4.1" calcext:value-type="float">
            <text:p>34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9" calcext:value-type="float">
            <text:p>33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.9" calcext:value-type="float">
            <text:p>33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9" calcext:value-type="float">
            <text:p>33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9" calcext:value-type="float">
            <text:p>33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9" calcext:value-type="float">
            <text:p>33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9" calcext:value-type="float">
            <text:p>33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9" calcext:value-type="float">
            <text:p>33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9" calcext:value-type="float">
            <text:p>33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8" calcext:value-type="float">
            <text:p>33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8" calcext:value-type="float">
            <text:p>33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8" calcext:value-type="float">
            <text:p>33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8" calcext:value-type="float">
            <text:p>33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8" calcext:value-type="float">
            <text:p>33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8" calcext:value-type="float">
            <text:p>33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7" calcext:value-type="float">
            <text:p>33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7" calcext:value-type="float">
            <text:p>33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.7" calcext:value-type="float">
            <text:p>33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2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2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2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2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2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2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2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2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1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1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1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1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1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1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1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1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1.8" calcext:value-type="float">
            <text:p>31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.8" calcext:value-type="float">
            <text:p>31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.8" calcext:value-type="float">
            <text:p>31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1.8" calcext:value-type="float">
            <text:p>31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8" calcext:value-type="float">
            <text:p>31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7" calcext:value-type="float">
            <text:p>31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1.7" calcext:value-type="float">
            <text:p>31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1.7" calcext:value-type="float">
            <text:p>31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1.7" calcext:value-type="float">
            <text:p>31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7" calcext:value-type="float">
            <text:p>31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6" calcext:value-type="float">
            <text:p>31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6" calcext:value-type="float">
            <text:p>31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6" calcext:value-type="float">
            <text:p>31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.6" calcext:value-type="float">
            <text:p>31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5" calcext:value-type="float">
            <text:p>31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5" calcext:value-type="float">
            <text:p>31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5" calcext:value-type="float">
            <text:p>31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5" calcext:value-type="float">
            <text:p>31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1.5" calcext:value-type="float">
            <text:p>31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5" calcext:value-type="float">
            <text:p>31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4" calcext:value-type="float">
            <text:p>31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4" calcext:value-type="float">
            <text:p>31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3" calcext:value-type="float">
            <text:p>31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1.3" calcext:value-type="float">
            <text:p>31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1.3" calcext:value-type="float">
            <text:p>31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2" calcext:value-type="float">
            <text:p>31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2" calcext:value-type="float">
            <text:p>31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.1" calcext:value-type="float">
            <text:p>31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1.1" calcext:value-type="float">
            <text:p>31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1" calcext:value-type="float">
            <text:p>31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1" calcext:value-type="float">
            <text:p>31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1" calcext:value-type="float">
            <text:p>31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0.9" calcext:value-type="float">
            <text:p>30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0.9" calcext:value-type="float">
            <text:p>30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0.8" calcext:value-type="float">
            <text:p>30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0.8" calcext:value-type="float">
            <text:p>30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0.8" calcext:value-type="float">
            <text:p>30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0.8" calcext:value-type="float">
            <text:p>30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0.7" calcext:value-type="float">
            <text:p>30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0.7" calcext:value-type="float">
            <text:p>30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0.6" calcext:value-type="float">
            <text:p>30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0.6" calcext:value-type="float">
            <text:p>30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0.6" calcext:value-type="float">
            <text:p>30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0.5" calcext:value-type="float">
            <text:p>30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0.5" calcext:value-type="float">
            <text:p>30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0.4" calcext:value-type="float">
            <text:p>30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0.4" calcext:value-type="float">
            <text:p>30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0.4" calcext:value-type="float">
            <text:p>30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0.4" calcext:value-type="float">
            <text:p>30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0.3" calcext:value-type="float">
            <text:p>30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0.3" calcext:value-type="float">
            <text:p>30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0.3" calcext:value-type="float">
            <text:p>30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0.3" calcext:value-type="float">
            <text:p>30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0.3" calcext:value-type="float">
            <text:p>30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0.2" calcext:value-type="float">
            <text:p>30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0.2" calcext:value-type="float">
            <text:p>30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0.1" calcext:value-type="float">
            <text:p>30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0.1" calcext:value-type="float">
            <text:p>30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9.8" calcext:value-type="float">
            <text:p>29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9.8" calcext:value-type="float">
            <text:p>29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9.7" calcext:value-type="float">
            <text:p>29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9.7" calcext:value-type="float">
            <text:p>29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9.7" calcext:value-type="float">
            <text:p>29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9.7" calcext:value-type="float">
            <text:p>29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9.7" calcext:value-type="float">
            <text:p>29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9.7" calcext:value-type="float">
            <text:p>29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9.6" calcext:value-type="float">
            <text:p>29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9.6" calcext:value-type="float">
            <text:p>29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9.5" calcext:value-type="float">
            <text:p>29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9.5" calcext:value-type="float">
            <text:p>29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9.5" calcext:value-type="float">
            <text:p>29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9.3" calcext:value-type="float">
            <text:p>29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9.3" calcext:value-type="float">
            <text:p>29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9.1" calcext:value-type="float">
            <text:p>29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8.9" calcext:value-type="float">
            <text:p>28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8.9" calcext:value-type="float">
            <text:p>28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8.8" calcext:value-type="float">
            <text:p>28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8.7" calcext:value-type="float">
            <text:p>28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8.7" calcext:value-type="float">
            <text:p>28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8.7" calcext:value-type="float">
            <text:p>28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8.6" calcext:value-type="float">
            <text:p>28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8.5" calcext:value-type="float">
            <text:p>28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8.5" calcext:value-type="float">
            <text:p>28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8.5" calcext:value-type="float">
            <text:p>28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8.4" calcext:value-type="float">
            <text:p>28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8.3" calcext:value-type="float">
            <text:p>28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8.3" calcext:value-type="float">
            <text:p>28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8.2" calcext:value-type="float">
            <text:p>28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7.9" calcext:value-type="float">
            <text:p>27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7.8" calcext:value-type="float">
            <text:p>27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7.8" calcext:value-type="float">
            <text:p>27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7.6" calcext:value-type="float">
            <text:p>27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7.6" calcext:value-type="float">
            <text:p>27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7.6" calcext:value-type="float">
            <text:p>27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7.5" calcext:value-type="float">
            <text:p>27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7.5" calcext:value-type="float">
            <text:p>27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7.5" calcext:value-type="float">
            <text:p>27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7.1" calcext:value-type="float">
            <text:p>27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6.9" calcext:value-type="float">
            <text:p>26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6.9" calcext:value-type="float">
            <text:p>26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6.8" calcext:value-type="float">
            <text:p>26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6.8" calcext:value-type="float">
            <text:p>26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6.5" calcext:value-type="float">
            <text:p>26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6.3" calcext:value-type="float">
            <text:p>26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6.2" calcext:value-type="float">
            <text:p>26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6.2" calcext:value-type="float">
            <text:p>26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5.7" calcext:value-type="float">
            <text:p>25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5.6" calcext:value-type="float">
            <text:p>25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5.6" calcext:value-type="float">
            <text:p>25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5.6" calcext:value-type="float">
            <text:p>25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5.5" calcext:value-type="float">
            <text:p>25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5.4" calcext:value-type="float">
            <text:p>25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5.4" calcext:value-type="float">
            <text:p>25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5.2" calcext:value-type="float">
            <text:p>25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5.1" calcext:value-type="float">
            <text:p>25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4.9" calcext:value-type="float">
            <text:p>24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4.7" calcext:value-type="float">
            <text:p>24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4.5" calcext:value-type="float">
            <text:p>24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4.5" calcext:value-type="float">
            <text:p>24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4.3" calcext:value-type="float">
            <text:p>24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4.2" calcext:value-type="float">
            <text:p>24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4.1" calcext:value-type="float">
            <text:p>24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4.1" calcext:value-type="float">
            <text:p>24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4.1" calcext:value-type="float">
            <text:p>24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3.8" calcext:value-type="float">
            <text:p>23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3.8" calcext:value-type="float">
            <text:p>23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3.8" calcext:value-type="float">
            <text:p>23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3.7" calcext:value-type="float">
            <text:p>23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3.7" calcext:value-type="float">
            <text:p>23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3.7" calcext:value-type="float">
            <text:p>23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3.7" calcext:value-type="float">
            <text:p>23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3.5" calcext:value-type="float">
            <text:p>23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3.5" calcext:value-type="float">
            <text:p>23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3.3" calcext:value-type="float">
            <text:p>23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2.9" calcext:value-type="float">
            <text:p>22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2.8" calcext:value-type="float">
            <text:p>22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2.8" calcext:value-type="float">
            <text:p>22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2.7" calcext:value-type="float">
            <text:p>22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2.5" calcext:value-type="float">
            <text:p>22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2.5" calcext:value-type="float">
            <text:p>2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2.4" calcext:value-type="float">
            <text:p>2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2.2" calcext:value-type="float">
            <text:p>22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1.9" calcext:value-type="float">
            <text:p>21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1.9" calcext:value-type="float">
            <text:p>21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1.8" calcext:value-type="float">
            <text:p>21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1.8" calcext:value-type="float">
            <text:p>21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1.7" calcext:value-type="float">
            <text:p>21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1.4" calcext:value-type="float">
            <text:p>21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1.4" calcext:value-type="float">
            <text:p>21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1.4" calcext:value-type="float">
            <text:p>21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1.1" calcext:value-type="float">
            <text:p>21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0.8" calcext:value-type="float">
            <text:p>20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.7" calcext:value-type="float">
            <text:p>20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0.6" calcext:value-type="float">
            <text:p>20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.6" calcext:value-type="float">
            <text:p>20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0.6" calcext:value-type="float">
            <text:p>20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.3" calcext:value-type="float">
            <text:p>20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0.3" calcext:value-type="float">
            <text:p>20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0.2" calcext:value-type="float">
            <text:p>20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0.2" calcext:value-type="float">
            <text:p>20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0.2" calcext:value-type="float">
            <text:p>20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.1" calcext:value-type="float">
            <text:p>20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0.1" calcext:value-type="float">
            <text:p>20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.1" calcext:value-type="float">
            <text:p>20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9.9" calcext:value-type="float">
            <text:p>19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9" calcext:value-type="float">
            <text:p>19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.9" calcext:value-type="float">
            <text:p>19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9" calcext:value-type="float">
            <text:p>19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8" calcext:value-type="float">
            <text:p>19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.7" calcext:value-type="float">
            <text:p>19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7" calcext:value-type="float">
            <text:p>19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7" calcext:value-type="float">
            <text:p>19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7" calcext:value-type="float">
            <text:p>19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.6" calcext:value-type="float">
            <text:p>19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6" calcext:value-type="float">
            <text:p>19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.6" calcext:value-type="float">
            <text:p>19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.6" calcext:value-type="float">
            <text:p>19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4" calcext:value-type="float">
            <text:p>19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9.4" calcext:value-type="float">
            <text:p>19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4" calcext:value-type="float">
            <text:p>19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4" calcext:value-type="float">
            <text:p>19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4" calcext:value-type="float">
            <text:p>19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.3" calcext:value-type="float">
            <text:p>19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3" calcext:value-type="float">
            <text:p>19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3" calcext:value-type="float">
            <text:p>19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.3" calcext:value-type="float">
            <text:p>19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.3" calcext:value-type="float">
            <text:p>19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2" calcext:value-type="float">
            <text:p>19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.2" calcext:value-type="float">
            <text:p>19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2" calcext:value-type="float">
            <text:p>19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.2" calcext:value-type="float">
            <text:p>19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.1" calcext:value-type="float">
            <text:p>19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.1" calcext:value-type="float">
            <text:p>19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.1" calcext:value-type="float">
            <text:p>19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1" calcext:value-type="float">
            <text:p>19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.1" calcext:value-type="float">
            <text:p>19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8.9" calcext:value-type="float">
            <text:p>18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9" calcext:value-type="float">
            <text:p>18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8.9" calcext:value-type="float">
            <text:p>18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9" calcext:value-type="float">
            <text:p>18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8.9" calcext:value-type="float">
            <text:p>18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8.8" calcext:value-type="float">
            <text:p>18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8.8" calcext:value-type="float">
            <text:p>18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8" calcext:value-type="float">
            <text:p>18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8" calcext:value-type="float">
            <text:p>18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8" calcext:value-type="float">
            <text:p>18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8.8" calcext:value-type="float">
            <text:p>18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7" calcext:value-type="float">
            <text:p>18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7" calcext:value-type="float">
            <text:p>18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8.7" calcext:value-type="float">
            <text:p>18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7" calcext:value-type="float">
            <text:p>18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8.6" calcext:value-type="float">
            <text:p>18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6" calcext:value-type="float">
            <text:p>18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6" calcext:value-type="float">
            <text:p>18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8.6" calcext:value-type="float">
            <text:p>18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6" calcext:value-type="float">
            <text:p>18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8.4" calcext:value-type="float">
            <text:p>18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8.4" calcext:value-type="float">
            <text:p>18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8.4" calcext:value-type="float">
            <text:p>18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8.4" calcext:value-type="float">
            <text:p>18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4" calcext:value-type="float">
            <text:p>18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8.3" calcext:value-type="float">
            <text:p>18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8.3" calcext:value-type="float">
            <text:p>18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3" calcext:value-type="float">
            <text:p>18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8.3" calcext:value-type="float">
            <text:p>18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8.2" calcext:value-type="float">
            <text:p>18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2" calcext:value-type="float">
            <text:p>18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2" calcext:value-type="float">
            <text:p>18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1" calcext:value-type="float">
            <text:p>18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1" calcext:value-type="float">
            <text:p>18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1" calcext:value-type="float">
            <text:p>18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8.1" calcext:value-type="float">
            <text:p>18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1" calcext:value-type="float">
            <text:p>18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7.9" calcext:value-type="float">
            <text:p>17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7.8" calcext:value-type="float">
            <text:p>17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7.8" calcext:value-type="float">
            <text:p>17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7.8" calcext:value-type="float">
            <text:p>17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7.7" calcext:value-type="float">
            <text:p>17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7.6" calcext:value-type="float">
            <text:p>17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7.6" calcext:value-type="float">
            <text:p>17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7.6" calcext:value-type="float">
            <text:p>17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7.6" calcext:value-type="float">
            <text:p>17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7.4" calcext:value-type="float">
            <text:p>17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7.3" calcext:value-type="float">
            <text:p>17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7.3" calcext:value-type="float">
            <text:p>17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7.2" calcext:value-type="float">
            <text:p>17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7.2" calcext:value-type="float">
            <text:p>17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7.2" calcext:value-type="float">
            <text:p>17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6.9" calcext:value-type="float">
            <text:p>16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6.9" calcext:value-type="float">
            <text:p>16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6.8" calcext:value-type="float">
            <text:p>16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6.8" calcext:value-type="float">
            <text:p>16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6.6" calcext:value-type="float">
            <text:p>16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6.3" calcext:value-type="float">
            <text:p>16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6.2" calcext:value-type="float">
            <text:p>16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5.7" calcext:value-type="float">
            <text:p>15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5.7" calcext:value-type="float">
            <text:p>15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5.7" calcext:value-type="float">
            <text:p>15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5.6" calcext:value-type="float">
            <text:p>15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5.6" calcext:value-type="float">
            <text:p>15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5.4" calcext:value-type="float">
            <text:p>15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5.4" calcext:value-type="float">
            <text:p>15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5.3" calcext:value-type="float">
            <text:p>15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5.1" calcext:value-type="float">
            <text:p>15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4.7" calcext:value-type="float">
            <text:p>14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4.7" calcext:value-type="float">
            <text:p>14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4.4" calcext:value-type="float">
            <text:p>14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4.3" calcext:value-type="float">
            <text:p>14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4.2" calcext:value-type="float">
            <text:p>14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4.1" calcext:value-type="float">
            <text:p>14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3.9" calcext:value-type="float">
            <text:p>13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3.4" calcext:value-type="float">
            <text:p>13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2.8" calcext:value-type="float">
            <text:p>12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2.4" calcext:value-type="float">
            <text:p>12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2.3" calcext:value-type="float">
            <text:p>12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2.2" calcext:value-type="float">
            <text:p>12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1.9" calcext:value-type="float">
            <text:p>11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1.9" calcext:value-type="float">
            <text:p>11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1.8" calcext:value-type="float">
            <text:p>11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1.7" calcext:value-type="float">
            <text:p>11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0.8" calcext:value-type="float">
            <text:p>10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0.8" calcext:value-type="float">
            <text:p>10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0.8" calcext:value-type="float">
            <text:p>10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0.6" calcext:value-type="float">
            <text:p>10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0.4" calcext:value-type="float">
            <text:p>10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0.3" calcext:value-type="float">
            <text:p>10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0.3" calcext:value-type="float">
            <text:p>10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0.2" calcext:value-type="float">
            <text:p>10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9" calcext:value-type="float">
            <text:p>9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8" calcext:value-type="float">
            <text:p>9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9.8" calcext:value-type="float">
            <text:p>9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9.8" calcext:value-type="float">
            <text:p>9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7" calcext:value-type="float">
            <text:p>9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9.7" calcext:value-type="float">
            <text:p>9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7" calcext:value-type="float">
            <text:p>9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9.4" calcext:value-type="float">
            <text:p>9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4" calcext:value-type="float">
            <text:p>9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9.3" calcext:value-type="float">
            <text:p>9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9.3" calcext:value-type="float">
            <text:p>9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9.2" calcext:value-type="float">
            <text:p>9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9.2" calcext:value-type="float">
            <text:p>9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2" calcext:value-type="float">
            <text:p>9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9.2" calcext:value-type="float">
            <text:p>9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1" calcext:value-type="float">
            <text:p>9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1" calcext:value-type="float">
            <text:p>9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9.1" calcext:value-type="float">
            <text:p>9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1" calcext:value-type="float">
            <text:p>9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1" calcext:value-type="float">
            <text:p>9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1" calcext:value-type="float">
            <text:p>9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8.9" calcext:value-type="float">
            <text:p>8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8.9" calcext:value-type="float">
            <text:p>8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8.9" calcext:value-type="float">
            <text:p>8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8.8" calcext:value-type="float">
            <text:p>8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8.8" calcext:value-type="float">
            <text:p>8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8.8" calcext:value-type="float">
            <text:p>8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8.7" calcext:value-type="float">
            <text:p>8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8.6" calcext:value-type="float">
            <text:p>8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8.6" calcext:value-type="float">
            <text:p>8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8.3" calcext:value-type="float">
            <text:p>8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8.3" calcext:value-type="float">
            <text:p>8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8.3" calcext:value-type="float">
            <text:p>8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8.1" calcext:value-type="float">
            <text:p>8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8.1" calcext:value-type="float">
            <text:p>8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8.1" calcext:value-type="float">
            <text:p>8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7.7" calcext:value-type="float">
            <text:p>7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7.6" calcext:value-type="float">
            <text:p>7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7.4" calcext:value-type="float">
            <text:p>7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7.4" calcext:value-type="float">
            <text:p>7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7.4" calcext:value-type="float">
            <text:p>7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7.2" calcext:value-type="float">
            <text:p>7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7.1" calcext:value-type="float">
            <text:p>7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6.9" calcext:value-type="float">
            <text:p>6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6.9" calcext:value-type="float">
            <text:p>6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6.9" calcext:value-type="float">
            <text:p>6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6.9" calcext:value-type="float">
            <text:p>6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6.9" calcext:value-type="float">
            <text:p>6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6.9" calcext:value-type="float">
            <text:p>6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6.3" calcext:value-type="float">
            <text:p>6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6.2" calcext:value-type="float">
            <text:p>6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5.9" calcext:value-type="float">
            <text:p>5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5.8" calcext:value-type="float">
            <text:p>5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5.8" calcext:value-type="float">
            <text:p>5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5.8" calcext:value-type="float">
            <text:p>5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5.7" calcext:value-type="float">
            <text:p>5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5.6" calcext:value-type="float">
            <text:p>5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5.6" calcext:value-type="float">
            <text:p>5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5.6" calcext:value-type="float">
            <text:p>5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5.4" calcext:value-type="float">
            <text:p>5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5.4" calcext:value-type="float">
            <text:p>5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5.2" calcext:value-type="float">
            <text:p>5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4.9" calcext:value-type="float">
            <text:p>4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4.9" calcext:value-type="float">
            <text:p>4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4.9" calcext:value-type="float">
            <text:p>4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4.7" calcext:value-type="float">
            <text:p>4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4.4" calcext:value-type="float">
            <text:p>4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4.4" calcext:value-type="float">
            <text:p>4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4.2" calcext:value-type="float">
            <text:p>4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4.2" calcext:value-type="float">
            <text:p>4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4.1" calcext:value-type="float">
            <text:p>4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.9" calcext:value-type="float">
            <text:p>3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.9" calcext:value-type="float">
            <text:p>3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number-rows-repeated="104773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ans smooth" table:style-name="ta1">
        <table:table-column table:style-name="co6" table:default-cell-style-name="ce14"/>
        <table:table-column table:style-name="co7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7" table:default-cell-style-name="ce14"/>
        <table:table-column table:style-name="co9" table:default-cell-style-name="ce14"/>
        <table:table-column table:style-name="co7" table:default-cell-style-name="ce14"/>
        <table:table-column table:style-name="co6" table:default-cell-style-name="ce14"/>
        <table:table-column table:style-name="co7" table:default-cell-style-name="ce14"/>
        <table:table-column table:style-name="co6" table:default-cell-style-name="ce14"/>
        <table:table-column table:style-name="co7" table:default-cell-style-name="ce14"/>
        <table:table-column table:style-name="co6" table:default-cell-style-name="ce14"/>
        <table:table-column table:style-name="co7" table:default-cell-style-name="ce14"/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dic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ndic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dic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di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dic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dic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dic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di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dic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d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dic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dic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di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dic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dic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dic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d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dic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ndic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di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dic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d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ndic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di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di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d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d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di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dic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dic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dic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d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dic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dic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di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dic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dic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i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ic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i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ic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ic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ic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ic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ic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2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vec smooth" table:style-name="ta1">
        <table:table-column table:style-name="co10" table:default-cell-style-name="ce14"/>
        <table:table-column table:style-name="co3" table:default-cell-style-name="ce14"/>
        <table:table-column table:style-name="co10" table:default-cell-style-name="ce14"/>
        <table:table-column table:style-name="co3" table:default-cell-style-name="ce14"/>
        <table:table-column table:style-name="co10" table:default-cell-style-name="ce14"/>
        <table:table-column table:style-name="co3" table:default-cell-style-name="ce14"/>
        <table:table-column table:style-name="co10" table:default-cell-style-name="ce14"/>
        <table:table-column table:style-name="co3" table:default-cell-style-name="ce14"/>
        <table:table-column table:style-name="co10" table:default-cell-style-name="ce14"/>
        <table:table-column table:style-name="co3" table:default-cell-style-name="ce14"/>
        <table:table-column table:style-name="co10" table:number-columns-repeated="2" table:default-cell-style-name="ce14"/>
        <table:table-column table:style-name="co5" table:default-cell-style-name="ce14"/>
        <table:table-column table:style-name="co3" table:default-cell-style-name="ce14"/>
        <table:table-column table:style-name="co1" table:number-columns-repeated="1008" table:default-cell-style-name="ce14"/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ndic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di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d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di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dic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dic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dic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dic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dic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dic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dic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dic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dic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di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di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d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dic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dic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dic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dic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dic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dic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d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di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di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dic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dic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di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dic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di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d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dic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dic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dic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d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ic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ic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i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ic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104852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onseils JO" table:style-name="ta1">
        <table:table-column table:style-name="co11" table:default-cell-style-name="ce14"/>
        <table:table-column table:style-name="co12" table:default-cell-style-name="ce14"/>
        <table:table-column table:style-name="co11" table:default-cell-style-name="ce14"/>
        <table:table-column table:style-name="co12" table:default-cell-style-name="ce14"/>
        <table:table-column table:style-name="co11" table:default-cell-style-name="ce14"/>
        <table:table-column table:style-name="co12" table:default-cell-style-name="ce14"/>
        <table:table-column table:style-name="co11" table:default-cell-style-name="ce14"/>
        <table:table-column table:style-name="co12" table:default-cell-style-name="ce14"/>
        <table:table-column table:style-name="co11" table:default-cell-style-name="ce14"/>
        <table:table-column table:style-name="co12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Default"/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104856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Feuille7" table:style-name="ta1">
        <table:table-column table:style-name="co14" table:number-columns-repeated="1024" table:default-cell-style-name="ce14"/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14.5" calcext:value-type="float">
            <text:p>14,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.9" calcext:value-type="float">
            <text:p>19,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4.8" calcext:value-type="float">
            <text:p>24,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25.1" calcext:value-type="float">
            <text:p>25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5.6" calcext:value-type="float">
            <text:p>25,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0.4" calcext:value-type="float">
            <text:p>30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0.7" calcext:value-type="float">
            <text:p>30,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0.9" calcext:value-type="float">
            <text:p>30,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0.9" calcext:value-type="float">
            <text:p>30,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1" calcext:value-type="float">
            <text:p>31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4" calcext:value-type="float">
            <text:p>31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6" calcext:value-type="float">
            <text:p>31,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6" calcext:value-type="float">
            <text:p>31,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6" calcext:value-type="float">
            <text:p>31,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7" calcext:value-type="float">
            <text:p>31,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7" calcext:value-type="float">
            <text:p>31,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7" calcext:value-type="float">
            <text:p>31,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7" calcext:value-type="float">
            <text:p>31,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.8" calcext:value-type="float">
            <text:p>31,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.8" calcext:value-type="float">
            <text:p>31,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1,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1,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7" calcext:value-type="float">
            <text:p>33,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8" calcext:value-type="float">
            <text:p>33,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8" calcext:value-type="float">
            <text:p>33,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4.1" calcext:value-type="float">
            <text:p>34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1" calcext:value-type="float">
            <text:p>34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4.1" calcext:value-type="float">
            <text:p>34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1" calcext:value-type="float">
            <text:p>34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4.2" calcext:value-type="float">
            <text:p>34,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4.2" calcext:value-type="float">
            <text:p>34,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7" calcext:value-type="float">
            <text:p>34,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5.7" calcext:value-type="float">
            <text:p>35,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8.8" calcext:value-type="float">
            <text:p>38,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43.9" calcext:value-type="float">
            <text:p>43,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48.5" calcext:value-type="float">
            <text:p>48,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54.5" calcext:value-type="float">
            <text:p>54,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55.1" calcext:value-type="float">
            <text:p>55,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58.6" calcext:value-type="float">
            <text:p>58,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70.9" calcext:value-type="float">
            <text:p>70,9</text:p>
          </table:table-cell>
          <table:table-cell table:number-columns-repeated="1008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8" table:style-name="ta1">
        <table:table-column table:style-name="co15" table:number-columns-repeated="1024" table:default-cell-style-name="Default"/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56.9" calcext:value-type="float">
            <text:p>56,9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50.9" calcext:value-type="float">
            <text:p>50,9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47.1" calcext:value-type="float">
            <text:p>47,1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46.7" calcext:value-type="float">
            <text:p>46,7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45.6" calcext:value-type="float">
            <text:p>45,6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44.2" calcext:value-type="float">
            <text:p>44,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40.1" calcext:value-type="float">
            <text:p>40,1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9.7" calcext:value-type="float">
            <text:p>39,7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8.5" calcext:value-type="float">
            <text:p>38,5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8.4" calcext:value-type="float">
            <text:p>38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7.6" calcext:value-type="float">
            <text:p>37,6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7.4" calcext:value-type="float">
            <text:p>37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7.3" calcext:value-type="float">
            <text:p>37,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7.1" calcext:value-type="float">
            <text:p>37,1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7.1" calcext:value-type="float">
            <text:p>37,1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6.7" calcext:value-type="float">
            <text:p>36,7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6.4" calcext:value-type="float">
            <text:p>36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6.2" calcext:value-type="float">
            <text:p>36,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6.2" calcext:value-type="float">
            <text:p>36,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6.1" calcext:value-type="float">
            <text:p>36,1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5.9" calcext:value-type="float">
            <text:p>35,9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5.9" calcext:value-type="float">
            <text:p>35,9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5.5" calcext:value-type="float">
            <text:p>35,5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5.4" calcext:value-type="float">
            <text:p>35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5.4" calcext:value-type="float">
            <text:p>35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5.3" calcext:value-type="float">
            <text:p>35,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5.2" calcext:value-type="float">
            <text:p>35,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5.1" calcext:value-type="float">
            <text:p>35,1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4.9" calcext:value-type="float">
            <text:p>34,9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8" calcext:value-type="float">
            <text:p>34,8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8" calcext:value-type="float">
            <text:p>34,8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8" calcext:value-type="float">
            <text:p>34,8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7" calcext:value-type="float">
            <text:p>34,7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7" calcext:value-type="float">
            <text:p>34,7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6" calcext:value-type="float">
            <text:p>34,6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6" calcext:value-type="float">
            <text:p>34,6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5" calcext:value-type="float">
            <text:p>34,5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4.5" calcext:value-type="float">
            <text:p>34,5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5" calcext:value-type="float">
            <text:p>34,5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5" calcext:value-type="float">
            <text:p>34,5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5" calcext:value-type="float">
            <text:p>34,5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4" calcext:value-type="float">
            <text:p>34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4" calcext:value-type="float">
            <text:p>34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4" calcext:value-type="float">
            <text:p>34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3" calcext:value-type="float">
            <text:p>34,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3" calcext:value-type="float">
            <text:p>34,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3" calcext:value-type="float">
            <text:p>34,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4.3" calcext:value-type="float">
            <text:p>34,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2" calcext:value-type="float">
            <text:p>34,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2" calcext:value-type="float">
            <text:p>34,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2" calcext:value-type="float">
            <text:p>34,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2" calcext:value-type="float">
            <text:p>34,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2" calcext:value-type="float">
            <text:p>34,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2" calcext:value-type="float">
            <text:p>34,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2" calcext:value-type="float">
            <text:p>34,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1" calcext:value-type="float">
            <text:p>34,1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1" calcext:value-type="float">
            <text:p>34,1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1" calcext:value-type="float">
            <text:p>34,1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4.1" calcext:value-type="float">
            <text:p>34,1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9" calcext:value-type="float">
            <text:p>33,9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9" calcext:value-type="float">
            <text:p>33,9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9" calcext:value-type="float">
            <text:p>33,9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9" calcext:value-type="float">
            <text:p>33,9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8" calcext:value-type="float">
            <text:p>33,8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.8" calcext:value-type="float">
            <text:p>33,8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.8" calcext:value-type="float">
            <text:p>33,8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.8" calcext:value-type="float">
            <text:p>33,8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7" calcext:value-type="float">
            <text:p>33,7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7" calcext:value-type="float">
            <text:p>33,7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7" calcext:value-type="float">
            <text:p>33,7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7" calcext:value-type="float">
            <text:p>33,7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.7" calcext:value-type="float">
            <text:p>33,7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7" calcext:value-type="float">
            <text:p>33,7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7" calcext:value-type="float">
            <text:p>33,7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7" calcext:value-type="float">
            <text:p>33,7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2,7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2,7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2,7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2,7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2,7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1,9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1,9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1,9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1,9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1,9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8" calcext:value-type="float">
            <text:p>31,8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8" calcext:value-type="float">
            <text:p>31,8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7" calcext:value-type="float">
            <text:p>31,7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.5" calcext:value-type="float">
            <text:p>31,5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5" calcext:value-type="float">
            <text:p>31,5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4" calcext:value-type="float">
            <text:p>31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4" calcext:value-type="float">
            <text:p>31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.3" calcext:value-type="float">
            <text:p>31,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3" calcext:value-type="float">
            <text:p>31,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2" calcext:value-type="float">
            <text:p>31,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2" calcext:value-type="float">
            <text:p>31,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2" calcext:value-type="float">
            <text:p>31,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.2" calcext:value-type="float">
            <text:p>31,2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1" calcext:value-type="float">
            <text:p>31,1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1.1" calcext:value-type="float">
            <text:p>31,1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0.9" calcext:value-type="float">
            <text:p>30,9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30.7" calcext:value-type="float">
            <text:p>30,7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9.6" calcext:value-type="float">
            <text:p>29,6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8.7" calcext:value-type="float">
            <text:p>28,7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2.6" calcext:value-type="float">
            <text:p>22,6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fficacité</text:p>
          </table:table-cell>
          <table:table-cell office:value-type="float" office:value="20.3" calcext:value-type="float">
            <text:p>20,3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indow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lyor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is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0.4" calcext:value-type="float">
            <text:p>10,4</text:p>
          </table:table-cell>
          <table:table-cell office:value-type="string" calcext:value-type="string">
            <text:p>%</text:p>
          </table:table-cell>
          <table:table-cell table:number-columns-repeated="1007"/>
        </table:table-row>
      </table:table>
      <table:named-expressions/>
      <table:database-ranges>
        <table:database-range table:name="__Anonymous_Sheet_DB__0" table:target-range-address="Feuille1.A1:Feuille1.H280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1" table:target-range-address="Feuille2.A1:Feuille2.AMJ1048576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2" table:target-range-address="'280 tests'.A1:'280 tests'.AMJ1048576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3" table:target-range-address="'sans smooth'.A1:'sans smooth'.AMJ1048576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4" table:target-range-address="'avec smooth'.A1:'avec smooth'.AMJ1048576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6" table:target-range-address="Feuille7.A1:Feuille7.AMJ1048576" table:contains-header="false">
          <table:sort>
            <table:sort-by table:field-number="15" table:data-type="automatic"/>
          </table:sort>
        </table:database-range>
        <table:database-range table:name="__Anonymous_Sheet_DB__7" table:target-range-address="Feuille8.A1:Feuille8.AMJ1048576" table:contains-header="false">
          <table:sort>
            <table:sort-by table:field-number="1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/00/0000</text:date>, <text:time style:data-style-name="N2" text:time-value="19:37:44.7685700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19:23:28.595967832</meta:creation-date>
    <dc:date>2020-10-18T22:58:49.260424536</dc:date>
    <meta:editing-duration>PT4H38S</meta:editing-duration>
    <meta:editing-cycles>10</meta:editing-cycles>
    <meta:generator>LibreOffice/6.1.5.2$Linux_X86_64 LibreOffice_project/10$Build-2</meta:generator>
    <meta:document-statistic meta:table-count="8" meta:cell-count="18143" meta:object-count="0"/>
  </office:meta>
</office:document-meta>
</file>